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73cm" fo:min-width="1.328cm" fo:padding-top="0.139cm" fo:padding-bottom="0.139cm" fo:padding-left="0.264cm" fo:padding-right="0.264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76cm" fo:min-width="4.773cm" fo:padding-top="0.139cm" fo:padding-bottom="0.139cm" fo:padding-left="0.264cm" fo:padding-right="0.264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76cm" fo:min-width="4.773cm" fo:padding-top="0.139cm" fo:padding-bottom="0.139cm" fo:padding-left="0.264cm" fo:padding-right="0.264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028cm" svg:stroke-color="#000000" draw:marker-start-width="0.242cm" draw:marker-end="Arrowheads_20_9" draw:marker-end-width="0.342cm" svg:stroke-opacity="100%" draw:stroke-linejoin="round" draw:fill="none" draw:textarea-vertical-align="middle" fo:padding-top="0.139cm" fo:padding-bottom="0.139cm" fo:padding-left="0.264cm" fo:padding-right="0.264cm" loext:decorative="false"/>
    </style:style>
    <style:style style:name="gr6" style:family="graphic" style:parent-style-name="objectwithoutfill">
      <style:graphic-properties svg:stroke-width="0.028cm" svg:stroke-color="#000000" draw:marker-start-width="0.242cm" draw:marker-end="Arrowheads_20_10" draw:marker-end-width="0.342cm" svg:stroke-opacity="100%" draw:stroke-linejoin="round" draw:fill="none" draw:textarea-vertical-align="middle" fo:padding-top="0.139cm" fo:padding-bottom="0.139cm" fo:padding-left="0.264cm" fo:padding-right="0.264cm" loext:decorative="false"/>
    </style:style>
    <style:style style:name="gr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5.489cm" fo:min-width="4.773cm" fo:padding-top="0.139cm" fo:padding-bottom="0.139cm" fo:padding-left="0.264cm" fo:padding-right="0.264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28cm" svg:stroke-color="#000000" draw:marker-start-width="0.242cm" draw:marker-end="Arrowheads_20_7" draw:marker-end-width="0.342cm" svg:stroke-opacity="100%" draw:stroke-linejoin="round" draw:fill="none" draw:textarea-vertical-align="middle" fo:padding-top="0.139cm" fo:padding-bottom="0.139cm" fo:padding-left="0.264cm" fo:padding-right="0.264cm" loext:decorative="false"/>
    </style:style>
    <style:style style:name="gr9" style:family="graphic" style:parent-style-name="standard" style:list-style-name="L1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3.697cm" fo:min-width="4.773cm" fo:padding-top="0.139cm" fo:padding-bottom="0.139cm" fo:padding-left="0.264cm" fo:padding-right="0.264cm" style:writing-mode="lr-tb" loext:decorative="false"/>
      <style:paragraph-properties style:writing-mode="lr-tb"/>
    </style:style>
    <style:style style:name="gr10" style:family="graphic" style:parent-style-name="Object_20_with_20_no_20_fill_20_and_20_no_20_line">
      <style:graphic-properties svg:stroke-width="0.028cm" draw:marker-start-width="0.242cm" draw:marker-end-width="0.242cm" draw:textarea-horizontal-align="center" draw:textarea-vertical-align="middle" draw:ole-draw-aspect="1" style:protect="size" loext:decorative="false"/>
    </style:style>
    <style:style style:name="gr11" style:family="graphic" style:parent-style-name="standard" style:list-style-name="L1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77cm" fo:min-width="4.773cm" fo:padding-top="0.139cm" fo:padding-bottom="0.139cm" fo:padding-left="0.264cm" fo:padding-right="0.264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28cm" fo:min-width="4.773cm" fo:padding-top="0.139cm" fo:padding-bottom="0.139cm" fo:padding-left="0.264cm" fo:padding-right="0.264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6.029cm" fo:min-width="4.773cm" fo:padding-top="0.139cm" fo:padding-bottom="0.139cm" fo:padding-left="0.264cm" fo:padding-right="0.264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1.344cm" fo:min-width="1.736cm" fo:padding-top="0.139cm" fo:padding-bottom="0.139cm" fo:padding-left="0.264cm" fo:padding-right="0.264cm" loext:decorative="false"/>
      <style:paragraph-properties style:writing-mode="lr-tb"/>
    </style:style>
    <style:style style:name="gr1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72cm" fo:min-width="1.33cm" fo:padding-top="0.139cm" fo:padding-bottom="0.139cm" fo:padding-left="0.264cm" fo:padding-right="0.264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width="0.028cm" svg:stroke-color="#000000" draw:marker-start-width="0.242cm" draw:marker-end-width="0.242cm" draw:fill="none" draw:fill-color="#ffffff" draw:auto-grow-height="true" draw:auto-grow-width="false" fo:min-height="0.238cm" loext:decorative="false"/>
      <style:paragraph-properties style:writing-mode="lr-tb"/>
    </style:style>
    <style:style style:name="gr17" style:family="graphic" style:parent-style-name="objectwithoutfill">
      <style:graphic-properties svg:stroke-width="0.028cm" svg:stroke-color="#000000" draw:marker-start-width="0.242cm" draw:marker-end="Arrowheads_20_12" draw:marker-end-width="0.342cm" draw:fill="none" draw:textarea-vertical-align="middle" fo:padding-top="0.139cm" fo:padding-bottom="0.139cm" fo:padding-left="0.264cm" fo:padding-right="0.264cm" loext:decorative="false"/>
    </style:style>
    <style:style style:name="gr18" style:family="graphic" style:parent-style-name="objectwithoutfill">
      <style:graphic-properties svg:stroke-width="0.028cm" svg:stroke-color="#000000" draw:marker-start-width="0.242cm" draw:marker-end="Arrowheads_20_13" draw:marker-end-width="0.342cm" draw:fill="none" draw:textarea-vertical-align="middle" fo:padding-top="0.139cm" fo:padding-bottom="0.139cm" fo:padding-left="0.264cm" fo:padding-right="0.264cm" loext:decorative="false"/>
    </style:style>
    <style:style style:name="gr19" style:family="graphic" style:parent-style-name="standard">
      <style:graphic-properties draw:stroke="none" svg:stroke-width="0.028cm" svg:stroke-color="#000000" draw:marker-start-width="0.242cm" draw:marker-end-width="0.242cm" draw:fill="none" draw:fill-color="#ffffff" draw:auto-grow-height="true" draw:auto-grow-width="false" fo:min-height="0.132cm" loext:decorative="false"/>
      <style:paragraph-properties style:writing-mode="lr-tb"/>
    </style:style>
    <style:style style:name="P1" style:family="paragraph">
      <style:paragraph-properties fo:text-align="center"/>
      <style:text-properties style:font-name="Times new roman" fo:font-size="10pt" style:font-size-asian="12pt" style:font-size-complex="12pt"/>
    </style:style>
    <style:style style:name="P2" style:family="paragraph">
      <loext:graphic-properties draw:fill-color="#ffffff"/>
      <style:paragraph-properties fo:text-align="center" style:writing-mode="lr-tb"/>
      <style:text-properties style:font-name="Times new roman" fo:font-size="10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15%" fo:text-align="center" fo:text-indent="0cm"/>
      <style:text-properties style:font-name="Times new roman" fo:font-size="10pt" style:font-size-asian="12pt" style:font-size-complex="12pt"/>
    </style:style>
    <style:style style:name="P4" style:family="paragraph">
      <loext:graphic-properties draw:fill-color="#ffffff"/>
      <style:paragraph-properties fo:margin-left="0cm" fo:margin-right="0cm" fo:margin-top="0cm" fo:margin-bottom="0cm" fo:line-height="115%" fo:text-align="center" fo:text-indent="0cm" style:writing-mode="lr-tb"/>
      <style:text-properties style:font-name="Times new roman" fo:font-size="10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style:font-name="Times new roman" fo:font-size="10pt"/>
    </style:style>
    <style:style style:name="P6" style:family="paragraph">
      <style:paragraph-properties fo:line-height="115%" fo:text-align="center"/>
      <style:text-properties style:font-name="Times new roman" fo:font-size="10pt" style:font-size-asian="12pt" style:font-size-complex="12pt"/>
    </style:style>
    <style:style style:name="P7" style:family="paragraph">
      <loext:graphic-properties draw:fill-color="#ffffff"/>
      <style:paragraph-properties fo:line-height="115%" fo:text-align="center" style:writing-mode="lr-tb"/>
      <style:text-properties style:font-name="Times new roman" fo:font-size="10pt" style:font-size-asian="12pt" style:font-size-complex="12pt"/>
    </style:style>
    <style:style style:name="P8" style:family="paragraph">
      <style:paragraph-properties fo:text-align="center"/>
      <style:text-properties fo:font-size="10pt"/>
    </style:style>
    <style:style style:name="P9" style:family="paragraph">
      <loext:graphic-properties draw:fill-color="#ffffff" draw:opacity="100%"/>
      <style:paragraph-properties fo:text-align="center"/>
      <style:text-properties style:font-name="Times new roman" fo:font-size="10pt"/>
    </style:style>
    <style:style style:name="P10" style:family="paragraph">
      <loext:graphic-properties draw:fill="none" draw:fill-color="#ffffff"/>
      <style:paragraph-properties fo:text-align="center"/>
      <style:text-properties style:font-name="Times new roman" fo:font-size="10pt" style:font-size-asian="12pt" style:font-size-complex="12pt"/>
    </style:style>
    <style:style style:name="P11" style:family="paragraph">
      <loext:graphic-properties draw:fill="none"/>
      <style:paragraph-properties fo:text-align="center"/>
      <style:text-properties fo:font-size="10pt"/>
    </style:style>
    <style:style style:name="T1" style:family="text">
      <style:text-properties style:font-name="Times new roman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tyle="normal" fo:text-shadow="none" style:text-underline-style="none" fo:font-weight="normal" style:letter-kerning="true" style:font-name-asian="Noto Sans1" style:font-size-asian="12pt" style:font-style-asian="normal" style:font-weight-asian="normal" style:font-name-complex="Noto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imes new roman" style:font-name-asian="DejaVu Sans" style:font-size-asian="12pt" style:font-name-complex="DejaVu Sans" style:font-size-complex="12pt"/>
    </style:style>
    <style:style style:name="T4" style:family="text">
      <style:text-properties style:font-name="Times new roman" fo:font-weight="bold" style:font-size-asian="12pt" style:font-weight-asian="bold" style:font-size-complex="12pt" style:font-weight-complex="bold"/>
    </style:style>
    <style:style style:name="T5" style:family="text">
      <style:text-properties style:font-name="DejaVu Sans" style:font-name-asian="DejaVu Sans" style:font-size-asian="12pt" style:font-name-complex="DejaVu Sans" style:font-size-complex="12pt"/>
    </style:style>
    <style:style style:name="T6" style:family="text">
      <style:text-properties style:font-name="Times new roman" fo:font-style="italic" style:font-name-asian="DejaVu Sans" style:font-size-asian="12pt" style:font-style-asian="italic" style:font-name-complex="DejaVu Sans" style:font-size-complex="12pt" style:font-style-complex="italic"/>
    </style:style>
    <style:style style:name="T7" style:family="text">
      <style:text-properties style:font-name="Times new roman" fo:font-style="normal" style:font-name-asian="DejaVu Sans" style:font-size-asian="12pt" style:font-style-asian="normal" style:font-name-complex="DejaVu Sans" style:font-size-complex="12pt" style:font-style-complex="normal"/>
    </style:style>
    <style:style style:name="T8" style:family="text">
      <style:text-properties style:font-name="DejaVu Sans" fo:font-style="normal" style:font-name-asian="DejaVu Sans" style:font-size-asian="12pt" style:font-style-asian="normal" style:font-name-complex="DejaVu Sans" style:font-size-complex="12pt" style:font-style-complex="normal"/>
    </style:style>
    <style:style style:name="T9" style:family="text">
      <style:text-properties style:font-name="Times new roman" fo:font-style="italic" style:font-size-asian="12pt" style:font-style-asian="italic" style:font-size-complex="12pt" style:font-style-complex="italic"/>
    </style:style>
    <style:style style:name="T10" style:family="text">
      <style:text-properties style:font-name="Times new roman" fo:font-style="normal" style:font-size-asian="12pt" style:font-style-asian="normal" style:font-size-complex="12pt" style:font-style-complex="normal"/>
    </style:style>
    <style:style style:name="T11" style:family="text">
      <style:text-properties style:font-name="Times new roman" fo:font-style="normal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12" style:family="text">
      <style:text-properties style:font-name="Times new roman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g draw:style-name="gr1">
          <draw:custom-shape draw:style-name="gr2" draw:text-style-name="P2" draw:layer="layout" svg:width="2.63cm" svg:height="1.629cm" svg:x="6.054cm" svg:y="3.405cm">
            <text:p text:style-name="P1"><text:span text:style-name="T1">Mulai</text:span></text:p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3" draw:text-style-name="P2" draw:layer="layout" svg:width="5.301cm" svg:height="1.154cm" svg:x="4.719cm" svg:y="5.913cm">
            <text:p text:style-name="P1"><text:span text:style-name="T1">Perumusan masalah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4" xml:id="id1" draw:id="id1" draw:layer="layout" svg:width="5.301cm" svg:height="1.154cm" svg:x="4.719cm" svg:y="12.813cm">
            <text:p text:style-name="P3"><text:span text:style-name="T2">Penentuan feromon awal (</text:span><text:span text:style-name="T3">τ)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5" draw:text-style-name="P5" draw:layer="layout" draw:type="line" svg:x1="7.369cm" svg:y1="7.059cm" svg:x2="7.37cm" svg:y2="12.813cm" draw:end-shape="id1" draw:end-glue-point="4" svg:d="M7369 7059l1 5754" svg:viewBox="0 0 2 5755">
            <text:p/>
          </draw:connector>
          <draw:connector draw:style-name="gr6" draw:text-style-name="P5" xml:id="id9" draw:id="id9" draw:layer="layout" draw:type="line" svg:x1="7.37cm" svg:y1="13.967cm" svg:x2="7.369cm" svg:y2="15.112cm" draw:start-shape="id1" draw:start-glue-point="6" draw:end-shape="id2" svg:d="M7370 13967l-1 1145" svg:viewBox="0 0 2 1146">
            <text:p/>
          </draw:connector>
          <draw:custom-shape draw:style-name="gr7" draw:text-style-name="P7" xml:id="id3" draw:id="id3" draw:layer="layout" svg:width="5.301cm" svg:height="5.767cm" svg:x="4.719cm" svg:y="5.914cm">
            <text:p text:style-name="P6"><text:span text:style-name="T4">Inisiasi parameter :</text:span></text:p>
            <text:p text:style-name="P6"><text:span text:style-name="T1"/></text:p>
            <text:p text:style-name="P6"><text:span text:style-name="T1">Jumlah semut (m)</text:span></text:p>
            <text:p text:style-name="P6"><text:span text:style-name="T1">Jumlah iterasi</text:span></text:p>
            <text:p text:style-name="P6"><text:span text:style-name="T1">Tingkat evaporasi feromon (</text:span><text:span text:style-name="T5">ρ</text:span><text:span text:style-name="T3">)</text:span></text:p>
            <text:p text:style-name="P6"><text:span text:style-name="T3">Insensitas feromon (τ)</text:span></text:p>
            <text:p text:style-name="P6"><text:span text:style-name="T6">Heuristic</text:span><text:span text:style-name="T3"> / visibilitas (η)</text:span></text:p>
            <text:p text:style-name="P6"><text:span text:style-name="T3">Pengaruh feromon (</text:span><text:span text:style-name="T5">α</text:span><text:span text:style-name="T3">)</text:span></text:p>
            <text:p text:style-name="P6"><text:span text:style-name="T3">Pengaruh </text:span><text:span text:style-name="T6">heuristic </text:span><text:span text:style-name="T7">(</text:span><text:span text:style-name="T8">β</text:span><text:span text:style-name="T7">)</text:span></text:p>
            <text:p text:style-name="P6"><text:span text:style-name="T7">Pembaruan feromon (Q)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8" draw:text-style-name="P5" draw:layer="layout" draw:type="line" svg:x1="7.369cm" svg:y1="5.062cm" svg:x2="7.369cm" svg:y2="5.914cm" draw:end-shape="id3" svg:d="M7369 5062v852" svg:viewBox="0 0 1 853">
            <text:p/>
          </draw:connector>
          <draw:custom-shape draw:style-name="gr9" draw:text-style-name="P4" xml:id="id2" draw:id="id2" draw:layer="layout" svg:width="5.301cm" svg:height="3.975cm" svg:x="4.719cm" svg:y="15.112cm">
            <text:p text:style-name="P3"><text:span text:style-name="T1">Semut </text:span><text:span text:style-name="T9">k </text:span><text:span text:style-name="T10">berjalan dari titik awal mengunjungi semua titik kunjungan dengan rumus probablitias :</text:span></text:p>
            <text:p text:style-name="P3"><text:span text:style-name="T10"/></text:p>
            <text:p text:style-name="P3"><text:span text:style-name="T10"/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10" draw:text-style-name="P8" draw:layer="layout" svg:width="3.231cm" svg:height="1.234cm" svg:x="5.718cm" svg:y="17.675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style-name="gr11" draw:text-style-name="P4" xml:id="id4" draw:id="id4" draw:layer="layout" svg:width="5.301cm" svg:height="1.155cm" svg:x="4.719cm" svg:y="20.068cm">
            <text:p text:style-name="P3"><text:span text:style-name="T1">Hitung jarak rute yang diperoleh </text:span></text:p>
            <text:p text:style-name="P3"><text:span text:style-name="T1">semut </text:span><text:span text:style-name="T9">k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6" draw:text-style-name="P5" draw:layer="layout" draw:type="line" svg:x1="7.369cm" svg:y1="19.087cm" svg:x2="7.369cm" svg:y2="20.068cm" draw:start-shape="id2" draw:end-shape="id4" svg:d="M7369 19087v981" svg:viewBox="0 0 1 982">
            <text:p/>
          </draw:connector>
          <draw:custom-shape draw:style-name="gr12" draw:text-style-name="P4" xml:id="id5" draw:id="id5" draw:layer="layout" svg:width="5.301cm" svg:height="1.506cm" svg:x="4.719cm" svg:y="22.128cm">
            <text:p text:style-name="P3"><text:span text:style-name="T1">Perbarui rute jika hasil panjang rute terkini lebih pendek dari sebelumnya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6" draw:text-style-name="P5" draw:layer="layout" draw:type="line" svg:x1="7.369cm" svg:y1="21.223cm" svg:x2="7.369cm" svg:y2="22.128cm" draw:start-shape="id4" draw:end-shape="id5" svg:d="M7369 21223v905" svg:viewBox="0 0 1 906">
            <text:p/>
          </draw:connector>
          <draw:custom-shape draw:style-name="gr13" draw:text-style-name="P7" xml:id="id6" draw:id="id6" draw:layer="layout" svg:width="5.301cm" svg:height="6.307cm" svg:x="11.977cm" svg:y="5.897cm">
            <text:p text:style-name="P6"><text:span text:style-name="T11">Pembaruan feromon :</text:span></text:p>
            <text:p text:style-name="P6"><text:span text:style-name="T11"/></text:p>
            <text:p text:style-name="P6"><text:span text:style-name="T12">Evaporasi feromon untuk semua rute :</text:span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2">Deporsit feromon untuk rute yang telah dilewati semut :</text:span></text:p>
            <text:p text:style-name="P6"><text:span text:style-name="T12"/></text:p>
            <text:p text:style-name="P6"><text:span text:style-name="T12"/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10" draw:text-style-name="P8" draw:layer="layout" svg:width="2.015cm" svg:height="0.571cm" svg:x="13.514cm" svg:y="8.69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10" draw:text-style-name="P8" draw:layer="layout" svg:width="2.371cm" svg:height="1.209cm" svg:x="13.417cm" svg:y="10.74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style-name="gr14" draw:text-style-name="P9" xml:id="id7" draw:id="id7" draw:layer="layout" svg:width="4.526cm" svg:height="3.242cm" svg:x="12.375cm" svg:y="13.324cm">
            <text:p text:style-name="P8"><text:span text:style-name="T1">Mencapai iterasi maksimum?</text:span>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onnector draw:style-name="gr5" draw:text-style-name="P5" draw:layer="layout" draw:type="line" svg:x1="14.628cm" svg:y1="12.204cm" svg:x2="14.638cm" svg:y2="13.324cm" draw:start-shape="id6" draw:start-glue-point="6" draw:end-shape="id7" draw:end-glue-point="4" svg:d="M14628 12204l10 1120" svg:viewBox="0 0 11 1121">
            <text:p/>
          </draw:connector>
          <draw:custom-shape draw:style-name="gr15" draw:text-style-name="P2" xml:id="id8" draw:id="id8" draw:layer="layout" svg:width="2.632cm" svg:height="1.628cm" svg:x="13.334cm" svg:y="17.752cm">
            <text:p text:style-name="P1"><text:span text:style-name="T1">Selesai</text:span></text:p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5" draw:text-style-name="P5" draw:layer="layout" draw:type="line" svg:x1="14.638cm" svg:y1="16.566cm" svg:x2="14.65cm" svg:y2="17.752cm" draw:start-shape="id7" draw:start-glue-point="6" draw:end-shape="id8" draw:end-glue-point="4" svg:d="M14638 16566l12 1186" svg:viewBox="0 0 13 1187">
            <text:p/>
          </draw:connector>
          <draw:frame draw:style-name="gr16" draw:text-style-name="P10" draw:layer="layout" svg:width="1.253cm" svg:height="0.64cm" svg:x="14.782cm" svg:y="16.681cm">
            <draw:text-box>
              <text:p text:style-name="P1"><text:span text:style-name="T1">Ya</text:span></text:p>
            </draw:text-box>
          </draw:frame>
          <draw:connector draw:style-name="gr17" draw:text-style-name="P11" draw:layer="layout" draw:line-skew="-0.175cm" svg:x1="10.02cm" svg:y1="22.881cm" svg:x2="11.977cm" svg:y2="9.051cm" draw:start-shape="id5" draw:start-glue-point="7" draw:end-shape="id6" draw:end-glue-point="5" svg:d="M10020 22881h803v-13830h1154" svg:viewBox="0 0 1958 13831">
            <text:p/>
          </draw:connector>
          <draw:connector draw:style-name="gr18" draw:text-style-name="P11" draw:layer="layout" svg:x1="12.375cm" svg:y1="14.945cm" svg:x2="7.369cm" svg:y2="14.539cm" draw:start-shape="id7" draw:start-glue-point="5" draw:end-shape="id9" draw:end-glue-point="0" svg:d="M12375 14945h-2424v-406h-2582" svg:viewBox="0 0 5007 407">
            <text:p/>
          </draw:connector>
          <draw:frame draw:style-name="gr19" draw:text-style-name="P10" draw:layer="layout" svg:width="1.69cm" svg:height="0.64cm" svg:x="10.753cm" svg:y="14.224cm">
            <draw:text-box>
              <text:p text:style-name="P1"><text:span text:style-name="T1">Tidak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997cm" fo:margin-bottom="2.997cm" fo:margin-left="3.988cm" fo:margin-right="2.997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03:31:19.611447656</meta:creation-date>
    <dc:date>2024-06-30T02:45:46.389528984</dc:date>
    <meta:editing-duration>PT45M43S</meta:editing-duration>
    <meta:editing-cycles>12</meta:editing-cycles>
    <meta:generator>LibreOffice/24.2.1.2$FreeBSD_X86_64 LibreOffice_project/420$Build-2</meta:generator>
    <meta:document-statistic meta:object-count="25"/>
  </office:meta>
</office:document-meta>
</file>

<file path=Object 1/content.xml><?xml version="1.0" encoding="utf-8"?>
<math xmlns="http://www.w3.org/1998/Math/MathML" display="block">
  <semantics>
    <mrow>
      <msub>
        <mi>P</mi>
        <mi>k</mi>
      </msub>
      <mrow>
        <mrow>
          <mo fence="true" form="prefix" stretchy="true">(</mo>
          <mrow>
            <mrow>
              <mi>i</mi>
              <mi>,</mi>
              <mi>j</mi>
            </mrow>
          </mrow>
          <mo fence="true" form="postfix" stretchy="true">)</mo>
        </mrow>
        <mo stretchy="false">=</mo>
        <mfrac>
          <mrow>
            <msup>
              <mrow>
                <mo fence="true" form="prefix" stretchy="false">[</mo>
                <mrow>
                  <msub>
                    <mi>T</mi>
                    <mi mathvariant="italic">ij</mi>
                  </msub>
                </mrow>
                <mo fence="true" form="postfix" stretchy="false">]</mo>
              </mrow>
              <mi>α</mi>
            </msup>
            <msup>
              <mrow>
                <mo fence="true" form="prefix" stretchy="false">[</mo>
                <mrow>
                  <msub>
                    <mi>η</mi>
                    <mi mathvariant="italic">ij</mi>
                  </msub>
                </mrow>
                <mo fence="true" form="postfix" stretchy="false">]</mo>
              </mrow>
              <mi>β</mi>
            </msup>
          </mrow>
          <mrow>
            <mrow>
              <msub>
                <mo stretchy="false">∑</mo>
                <mrow>
                  <mi>l</mi>
                  <mo stretchy="false">∈</mo>
                  <msubsup>
                    <mi>J</mi>
                    <mi>i</mi>
                    <mi>k</mi>
                  </msubsup>
                </mrow>
              </msub>
              <msup>
                <mrow>
                  <mo fence="true" form="prefix" stretchy="false">[</mo>
                  <mrow>
                    <msub>
                      <mi>T</mi>
                      <mi mathvariant="italic">il</mi>
                    </msub>
                  </mrow>
                  <mo fence="true" form="postfix" stretchy="false">]</mo>
                </mrow>
                <mi>α</mi>
              </msup>
            </mrow>
            <msup>
              <mrow>
                <mo fence="true" form="prefix" stretchy="false">[</mo>
                <mrow>
                  <msub>
                    <mi>η</mi>
                    <mi mathvariant="italic">il</mi>
                  </msub>
                </mrow>
                <mo fence="true" form="postfix" stretchy="false">]</mo>
              </mrow>
              <mi>β</mi>
            </msup>
          </mrow>
        </mfrac>
      </mrow>
    </mrow>
    <annotation encoding="StarMath 5.0">{ P _ k { left ( i,j right ) = { { [ T _ ij ] ^ α [ η _ ij ] ^ β } over { sum _ { { l in J ^ k _ i } } [ T _ il ] ^ α [ η _ il ] ^ β } } } }</annotation>
  </semantics>
</math>
</file>

<file path=Object 2/content.xml><?xml version="1.0" encoding="utf-8"?>
<math xmlns="http://www.w3.org/1998/Math/MathML" display="block">
  <semantics>
    <mrow>
      <mrow>
        <msub>
          <mi>T</mi>
          <mi mathvariant="italic">ij</mi>
        </msub>
        <mo stretchy="false">=</mo>
        <mrow>
          <mo fence="true" form="prefix" stretchy="false">(</mo>
          <mrow>
            <mrow>
              <mn>1</mn>
              <mo stretchy="false">−</mo>
              <mi>ρ</mi>
            </mrow>
          </mrow>
          <mo fence="true" form="postfix" stretchy="false">)</mo>
        </mrow>
      </mrow>
      <msub>
        <mi>T</mi>
        <mi mathvariant="italic">ij</mi>
      </msub>
    </mrow>
    <annotation encoding="StarMath 5.0">T_ij=( 1-ρ )T_ij</annotation>
  </semantics>
</math>
</file>

<file path=Object 3/content.xml><?xml version="1.0" encoding="utf-8"?>
<math xmlns="http://www.w3.org/1998/Math/MathML" display="block">
  <semantics>
    <mrow>
      <msub>
        <mi>T</mi>
        <mi mathvariant="italic">ij</mi>
      </msub>
      <mo stretchy="false">=</mo>
      <mrow>
        <msub>
          <mi>T</mi>
          <mi mathvariant="italic">ij</mi>
        </msub>
        <mo stretchy="false">+</mo>
        <mrow>
          <munderover>
            <mo stretchy="false">∑</mo>
            <mrow>
              <mi>k</mi>
              <mo stretchy="false">=</mo>
              <mn>1</mn>
            </mrow>
            <mi>m</mi>
          </munderover>
          <msubsup>
            <mi mathvariant="italic">ΔT</mi>
            <mi mathvariant="italic">ij</mi>
            <mi>k</mi>
          </msubsup>
        </mrow>
      </mrow>
    </mrow>
    <annotation encoding="StarMath 5.0">{ T _ ij = { T _ ij + sum to { m } from { k=1 } ΔT^k_ij } }</annotation>
  </semantics>
</math>
</file>